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回答</text:p>
          </draw:text-box>
        </draw:frame>
        <draw:frame presentation:style-name="pr2" draw:layer="layout" svg:width="25.199cm" svg:height="13.859cm" svg:x="1.4cm" svg:y="4.914cm" presentation:class="outline">
          <draw:text-box>
            <text:p>フィボナッチ数列の第n項を出力する再帰プログラム(R)を書け</text:p>
            <text:list text:style-name="L2">
              <text:list-item>
                <text:p>フィボナッチ数列とは</text:p>
                <text:p>第n項の値をf(n)とする</text:p>
                <text:p>f(0) = 0</text:p>
                <text:p>f(1) = 1</text:p>
                <text:p>f(n) = f(n-1) + f(n-2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回答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フィボナッチ数列の第n項を出力する再帰プログラム(R)</text:p>
                <text:p>fib &lt;- function(n){</text:p>
                <text:list>
                  <text:list-header>
                    <text:p>if(n==0){</text:p>
                    <text:list>
                      <text:list-header>
                        <text:p>out = 0;</text:p>
                      </text:list-header>
                    </text:list>
                    <text:p>}else if(n==1){</text:p>
                    <text:list>
                      <text:list-header>
                        <text:p>out = 1;</text:p>
                      </text:list-header>
                    </text:list>
                    <text:p>}else{</text:p>
                    <text:list>
                      <text:list-header>
                        <text:p>out = fib(n-1) + fib(n-2);</text:p>
                      </text:list-header>
                    </text:list>
                    <text:p>}</text:p>
                    <text:p>return(out)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回答</text:p>
          </draw:text-box>
        </draw:frame>
        <draw:frame presentation:style-name="pr2" draw:layer="layout" svg:width="25.199cm" svg:height="15.2cm" svg:x="1cm" svg:y="3.6cm" presentation:class="outline" presentation:user-transformed="true">
          <draw:text-box>
            <text:list text:style-name="L2">
              <text:list-item>
                <text:p><text:span text:style-name="T1">フィボナッチ数列の第</text:span><text:span text:style-name="T1">n</text:span><text:span text:style-name="T1">項を出力するループプログラム(</text:span><text:span text:style-name="T1">R)</text:span></text:p>
                <text:p>fib &lt;- function(n){</text:p>
              </text:list-item>
            </text:list>
            <text:p><text:s text:c="8"/>a0 = 0;</text:p>
            <text:p><text:s text:c="8"/>a1 = 1;</text:p>
            <text:p><text:s text:c="8"/>an = 0;</text:p>
            <text:p><text:s text:c="8"/>if(n==0){</text:p>
            <text:p><text:s text:c="16"/>return(a0);</text:p>
            <text:p><text:s text:c="8"/>}else if(n==1){</text:p>
            <text:p><text:s text:c="16"/>return(a1);</text:p>
            <text:p><text:s text:c="8"/>}else{</text:p>
            <text:p><text:s text:c="16"/>for(i in 2:n){</text:p>
            <text:p><text:s text:c="24"/>an = a0 + a1;</text:p>
            <text:p><text:s text:c="24"/>a0 = a1;</text:p>
            <text:p><text:s text:c="24"/>a1 = an;</text:p>
            <text:p><text:s text:c="16"/>}</text:p>
            <text:p><text:s text:c="16"/>return(an);</text:p>
            <text:p><text:s text:c="8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手続きによる知識の構造化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プログラミングは、手続きによる知識(手順)の構造化</text:p>
              </text:list-item>
              <text:list-item>
                <text:p>人間の知識を機械に教えるための手段</text:p>
              </text:list-item>
              <text:list-item>
                <text:p>人間が記述するルールと機械が解釈するルールが同一である必要がある</text:p>
              </text:list-item>
              <text:list-item>
                <text:p>ルール=文法、プログラム=構造の表現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22:42:08</meta:creation-date>
    <dc:date>2013-10-04T03:58:08</dc:date>
    <meta:editing-duration>PT22M20S</meta:editing-duration>
    <meta:editing-cycles>10</meta:editing-cycles>
    <meta:generator>LibreOffice/3.4$Unix LibreOffice_project/340m1$Build-12</meta:generator>
    <meta:document-statistic meta:object-count="37"/>
  </office:meta>
</office:document-meta>
</file>